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10_31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7, FF 10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Typescript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A. S. Solomons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November 17, 1896</text:p>
      <text:p text:style-name="P6">Month<text:tab/><text:tab/><text:tab/><text:tab/><text:tab/><text:tab/>November</text:p>
      <text:p text:style-name="P6">Year<text:tab/><text:tab/><text:tab/><text:tab/><text:tab/><text:tab/>1896</text:p>
      <text:p text:style-name="P6">Hebrew Date<text:tab/><text:tab/><text:tab/><text:tab/><text:tab/></text:p>
      <text:p text:style-name="P6">Undated</text:p>
      <text:p text:style-name="P6">City<text:tab/><text:tab/><text:tab/><text:tab/><text:tab/><text:tab/>New York</text:p>
      <text:p text:style-name="P6">State<text:tab/><text:tab/><text:tab/><text:tab/><text:tab/><text:tab/>NY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Letter</text:p>
      <text:p text:style-name="P6">Number of Pages<text:tab/><text:tab/><text:tab/><text:tab/>1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>A photocopy is available in Box 19, FF 6.</text:p>
      <text:p text:style-name="P6"/>
      <text:p text:style-name="P6">VII Transcription</text:p>
      <text:p text:style-name="P3">(Symbols: ?=uncertain; []=supplied information; /=end of line)</text:p>
      <text:p text:style-name="P3"/>
      <text:p text:style-name="P3">MYER S. ISAACS, PRESIDENT. EMANUEL LEHMAN, TREASURER. <text:s/>JACOB H. SCHIFF, VICE-PREST./</text:p>
      <text:p text:style-name="P3"><text:tab/>JULIUS GOLDMAN, HON. SEC'Y.<text:tab/><text:tab/>A. S. SOLOMONS, GENERAL AGENT./</text:p>
      <text:p text:style-name="P2">CENTRAL COMMITTEE OF THE BARON DE HIRSCH FUND./</text:p>
      <text:p text:style-name="P2">EXECUTIVE OFFICE, NO. 45 BROADWAY, ROOM 163./</text:p>
      <text:p text:style-name="P4">NEW YORK, Nove. 17, 1896./</text:p>
      <text:p text:style-name="P3">Rev. Dr. S. Morais,/</text:p>
      <text:p text:style-name="P3"><text:tab/>546 North Fifth Street,/</text:p>
      <text:p text:style-name="P3"><text:tab/><text:tab/>Philadelphia./</text:p>
      <text:p text:style-name="P3">Dear friend:/</text:p>
      <text:p text:style-name="P3"><text:tab/>I am deeply indebted to you for the interest you take in/ the proposed consecration of our Synagogue in Woodbine on the 29" inst./ and I greatly appreciate the effort you purpose making to be with us/ on that eventful occasion, and I need not say how pleased we will be/ to greet Miss Morais and any other of your relations and friends on/ that occasion./</text:p>
      <text:p text:style-name="P3"><text:tab/>The train leaves Camden at nine o'clock in the morning, where/ you will find a special car for our use, free of charge./</text:p>
      <text:p text:style-name="P3"><text:tab/>Enclosed is a programme used for a consecration of a Synagogue/ in Chesterfield, Conn., and I will be obliged if you will run your eye/ over it and make such changes as you may deem advisable, and communi-/cate with Mr. Hackenburg, 516 Market Street, of your city, on Thurs-/day next, and <text:soft-page-break/>hand to him the programme./</text:p>
      <text:p text:style-name="P3"><text:tab/>With great regard,/ Believe me to be,/ Yours truly,/ A S Solomon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09T10:40:00.84</meta:creation-date>
    <dc:date>2012-03-20T13:38:47.22</dc:date>
    <dc:creator>Penn Libraries</dc:creator>
    <meta:editing-duration>PT00H06M00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3" meta:paragraph-count="74" meta:word-count="384" meta:character-count="2511"/>
  </office:meta>
</office:document-meta>
</file>